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5.06pt"/>
    </style:style>
    <style:style style:name="co2" style:family="table-column">
      <style:table-column-properties fo:break-before="auto" style:column-width="52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_lookups" table:style-name="ta1">
        <table:shapes>
          <draw:frame draw:z-index="0" draw:style-name="gr1" draw:text-style-name="P1" svg:width="576pt" svg:height="360pt" svg:x="732.19pt" svg:y="403.57pt">
            <draw:object draw:notify-on-update-of-ranges="bp_lookups.A52:bp_lookups.A52 bp_lookups.A53:bp_lookups.A67 bp_lookups.E52:bp_lookups.E52 bp_lookups.E53:bp_lookups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730.71pt" svg:y="783.04pt">
            <draw:object draw:notify-on-update-of-ranges="bp_lookups.A34:bp_lookups.A34 bp_lookups.A35:bp_lookups.A49 bp_lookups.E34:bp_lookups.E34 bp_lookups.E35:bp_lookups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 office:value-type="string" calcext:value-type="string">
            <text:p>Indirect Lookups</text:p>
          </table:table-cell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</table:table-row>
        <table:table-row table:style-name="ro1">
          <table:table-cell office:value-type="string" calcext:value-type="string">
            <text:p>BiModeBP_libquantum_2048_1024</text:p>
          </table:table-cell>
          <table:table-cell office:value-type="float" office:value="54208921" calcext:value-type="float">
            <text:p>54208921</text:p>
          </table:table-cell>
          <table:table-cell office:value-type="float" office:value="46725416" calcext:value-type="float">
            <text:p>46725416</text:p>
          </table:table-cell>
          <table:table-cell office:value-type="float" office:value="938362" calcext:value-type="float">
            <text:p>938362</text:p>
          </table:table-cell>
          <table:table-cell table:formula="of:=([.C2]/[.B2])*100" office:value-type="float" office:value="86.1950674133507" calcext:value-type="float">
            <text:p>86.1950674133507</text:p>
          </table:table-cell>
          <table:table-cell office:value-type="float" office:value="240733" calcext:value-type="float">
            <text:p>240733</text:p>
          </table:table-cell>
          <table:table-cell office:value-type="float" office:value="240066" calcext:value-type="float">
            <text:p>240066</text:p>
          </table:table-cell>
          <table:table-cell office:value-type="float" office:value="667" calcext:value-type="float">
            <text:p>667</text:p>
          </table:table-cell>
          <table:table-cell table:formula="of:=([.G2]/[.F2])*100" office:value-type="float" office:value="99.7229295526579" calcext:value-type="float">
            <text:p>99.7229295526579</text:p>
          </table:table-cell>
        </table:table-row>
        <table:table-row table:style-name="ro1">
          <table:table-cell office:value-type="string" calcext:value-type="string">
            <text:p>BiModeBP_libquantum_4096_2048</text:p>
          </table:table-cell>
          <table:table-cell office:value-type="float" office:value="53286477" calcext:value-type="float">
            <text:p>53286477</text:p>
          </table:table-cell>
          <table:table-cell office:value-type="float" office:value="46176114" calcext:value-type="float">
            <text:p>46176114</text:p>
          </table:table-cell>
          <table:table-cell office:value-type="float" office:value="855994" calcext:value-type="float">
            <text:p>855994</text:p>
          </table:table-cell>
          <table:table-cell table:formula="of:=([.C3]/[.B3])*100" office:value-type="float" office:value="86.6563462245778" calcext:value-type="float">
            <text:p>86.6563462245778</text:p>
          </table:table-cell>
          <table:table-cell office:value-type="float" office:value="214538" calcext:value-type="float">
            <text:p>214538</text:p>
          </table:table-cell>
          <table:table-cell office:value-type="float" office:value="213843" calcext:value-type="float">
            <text:p>213843</text:p>
          </table:table-cell>
          <table:table-cell office:value-type="float" office:value="695" calcext:value-type="float">
            <text:p>695</text:p>
          </table:table-cell>
          <table:table-cell table:formula="of:=([.G3]/[.F3])*100" office:value-type="float" office:value="99.6760480660769" calcext:value-type="float">
            <text:p>99.6760480660769</text:p>
          </table:table-cell>
        </table:table-row>
        <table:table-row table:style-name="ro1">
          <table:table-cell office:value-type="string" calcext:value-type="string">
            <text:p>BiModeBP_soplex_2048_1024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25222921" calcext:value-type="float">
            <text:p>25222921</text:p>
          </table:table-cell>
          <table:table-cell office:value-type="float" office:value="1987351" calcext:value-type="float">
            <text:p>1987351</text:p>
          </table:table-cell>
          <table:table-cell table:formula="of:=([.C4]/[.B4])*100" office:value-type="float" office:value="57.1632770336484" calcext:value-type="float">
            <text:p>57.1632770336484</text:p>
          </table:table-cell>
          <table:table-cell office:value-type="float" office:value="2222658" calcext:value-type="float">
            <text:p>2222658</text:p>
          </table:table-cell>
          <table:table-cell office:value-type="float" office:value="2164460" calcext:value-type="float">
            <text:p>2164460</text:p>
          </table:table-cell>
          <table:table-cell office:value-type="float" office:value="58198" calcext:value-type="float">
            <text:p>58198</text:p>
          </table:table-cell>
          <table:table-cell table:formula="of:=([.G4]/[.F4])*100" office:value-type="float" office:value="97.38160346756" calcext:value-type="float">
            <text:p>97.38160346756</text:p>
          </table:table-cell>
        </table:table-row>
        <table:table-row table:style-name="ro1">
          <table:table-cell office:value-type="string" calcext:value-type="string">
            <text:p>BiModeBP_soplex_4096_2048</text:p>
          </table:table-cell>
          <table:table-cell office:value-type="float" office:value="44046834" calcext:value-type="float">
            <text:p>44046834</text:p>
          </table:table-cell>
          <table:table-cell office:value-type="float" office:value="25130775" calcext:value-type="float">
            <text:p>25130775</text:p>
          </table:table-cell>
          <table:table-cell office:value-type="float" office:value="1928963" calcext:value-type="float">
            <text:p>1928963</text:p>
          </table:table-cell>
          <table:table-cell table:formula="of:=([.C5]/[.B5])*100" office:value-type="float" office:value="57.0546682197408" calcext:value-type="float">
            <text:p>57.0546682197408</text:p>
          </table:table-cell>
          <table:table-cell office:value-type="float" office:value="2227938" calcext:value-type="float">
            <text:p>2227938</text:p>
          </table:table-cell>
          <table:table-cell office:value-type="float" office:value="2171004" calcext:value-type="float">
            <text:p>2171004</text:p>
          </table:table-cell>
          <table:table-cell office:value-type="float" office:value="56934" calcext:value-type="float">
            <text:p>56934</text:p>
          </table:table-cell>
          <table:table-cell table:formula="of:=([.G5]/[.F5])*100" office:value-type="float" office:value="97.4445428912295" calcext:value-type="float">
            <text:p>97.4445428912295</text:p>
          </table:table-cell>
        </table:table-row>
        <table:table-row table:style-name="ro1">
          <table:table-cell office:value-type="string" calcext:value-type="string">
            <text:p>GShareBP_libquantum_2048</text:p>
          </table:table-cell>
          <table:table-cell office:value-type="float" office:value="53184666" calcext:value-type="float">
            <text:p>53184666</text:p>
          </table:table-cell>
          <table:table-cell office:value-type="float" office:value="46061483" calcext:value-type="float">
            <text:p>46061483</text:p>
          </table:table-cell>
          <table:table-cell office:value-type="float" office:value="859587" calcext:value-type="float">
            <text:p>859587</text:p>
          </table:table-cell>
          <table:table-cell table:formula="of:=([.C6]/[.B6])*100" office:value-type="float" office:value="86.6066978779184" calcext:value-type="float">
            <text:p>86.6066978779184</text:p>
          </table:table-cell>
          <table:table-cell office:value-type="float" office:value="218849" calcext:value-type="float">
            <text:p>218849</text:p>
          </table:table-cell>
          <table:table-cell office:value-type="float" office:value="218108" calcext:value-type="float">
            <text:p>218108</text:p>
          </table:table-cell>
          <table:table-cell office:value-type="float" office:value="741" calcext:value-type="float">
            <text:p>741</text:p>
          </table:table-cell>
          <table:table-cell table:formula="of:=([.G6]/[.F6])*100" office:value-type="float" office:value="99.6614103788457" calcext:value-type="float">
            <text:p>99.6614103788457</text:p>
          </table:table-cell>
        </table:table-row>
        <table:table-row table:style-name="ro1">
          <table:table-cell office:value-type="string" calcext:value-type="string">
            <text:p>GShareBP_libquantum_4096</text:p>
          </table:table-cell>
          <table:table-cell office:value-type="float" office:value="53054519" calcext:value-type="float">
            <text:p>53054519</text:p>
          </table:table-cell>
          <table:table-cell office:value-type="float" office:value="45823185" calcext:value-type="float">
            <text:p>45823185</text:p>
          </table:table-cell>
          <table:table-cell office:value-type="float" office:value="778553" calcext:value-type="float">
            <text:p>778553</text:p>
          </table:table-cell>
          <table:table-cell table:formula="of:=([.C7]/[.B7])*100" office:value-type="float" office:value="86.3699942317826" calcext:value-type="float">
            <text:p>86.3699942317826</text:p>
          </table:table-cell>
          <table:table-cell office:value-type="float" office:value="248340" calcext:value-type="float">
            <text:p>248340</text:p>
          </table:table-cell>
          <table:table-cell office:value-type="float" office:value="243474" calcext:value-type="float">
            <text:p>243474</text:p>
          </table:table-cell>
          <table:table-cell office:value-type="float" office:value="4866" calcext:value-type="float">
            <text:p>4866</text:p>
          </table:table-cell>
          <table:table-cell table:formula="of:=([.G7]/[.F7])*100" office:value-type="float" office:value="98.0405895143755" calcext:value-type="float">
            <text:p>98.0405895143755</text:p>
          </table:table-cell>
        </table:table-row>
        <table:table-row table:style-name="ro1">
          <table:table-cell office:value-type="string" calcext:value-type="string">
            <text:p>GShareBP_soplex_2048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table:formula="of:=([.C8]/[.B8])*100" office:value-type="float" office:value="56.9392682255647" calcext:value-type="float">
            <text:p>56.9392682255647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table:formula="of:=([.G8]/[.F8])*100" office:value-type="float" office:value="96.6244125528325" calcext:value-type="float">
            <text:p>96.6244125528325</text:p>
          </table:table-cell>
        </table:table-row>
        <table:table-row table:style-name="ro1">
          <table:table-cell office:value-type="string" calcext:value-type="string">
            <text:p>GShareBP_soplex_4096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table:formula="of:=([.C9]/[.B9])*100" office:value-type="float" office:value="56.9392682255647" calcext:value-type="float">
            <text:p>56.9392682255647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table:formula="of:=([.G9]/[.F9])*100" office:value-type="float" office:value="96.6244125528325" calcext:value-type="float">
            <text:p>96.6244125528325</text:p>
          </table:table-cell>
        </table:table-row>
        <table:table-row table:style-name="ro1">
          <table:table-cell office:value-type="string" calcext:value-type="string">
            <text:p>LocalBP_libquantum_2048</text:p>
          </table:table-cell>
          <table:table-cell office:value-type="float" office:value="60215722" calcext:value-type="float">
            <text:p>60215722</text:p>
          </table:table-cell>
          <table:table-cell office:value-type="float" office:value="51367142" calcext:value-type="float">
            <text:p>51367142</text:p>
          </table:table-cell>
          <table:table-cell office:value-type="float" office:value="2276671" calcext:value-type="float">
            <text:p>2276671</text:p>
          </table:table-cell>
          <table:table-cell table:formula="of:=([.C10]/[.B10])*100" office:value-type="float" office:value="85.3051998612588" calcext:value-type="float">
            <text:p>85.3051998612588</text:p>
          </table:table-cell>
          <table:table-cell office:value-type="float" office:value="244819" calcext:value-type="float">
            <text:p>244819</text:p>
          </table:table-cell>
          <table:table-cell office:value-type="float" office:value="244289" calcext:value-type="float">
            <text:p>244289</text:p>
          </table:table-cell>
          <table:table-cell office:value-type="float" office:value="530" calcext:value-type="float">
            <text:p>530</text:p>
          </table:table-cell>
          <table:table-cell table:formula="of:=([.G10]/[.F10])*100" office:value-type="float" office:value="99.7835135344888" calcext:value-type="float">
            <text:p>99.7835135344888</text:p>
          </table:table-cell>
        </table:table-row>
        <table:table-row table:style-name="ro1">
          <table:table-cell office:value-type="string" calcext:value-type="string">
            <text:p>LocalBP_libquantum_4096</text:p>
          </table:table-cell>
          <table:table-cell office:value-type="float" office:value="60215481" calcext:value-type="float">
            <text:p>60215481</text:p>
          </table:table-cell>
          <table:table-cell office:value-type="float" office:value="51367310" calcext:value-type="float">
            <text:p>51367310</text:p>
          </table:table-cell>
          <table:table-cell office:value-type="float" office:value="2276471" calcext:value-type="float">
            <text:p>2276471</text:p>
          </table:table-cell>
          <table:table-cell table:formula="of:=([.C11]/[.B11])*100" office:value-type="float" office:value="85.3058202756862" calcext:value-type="float">
            <text:p>85.3058202756862</text:p>
          </table:table-cell>
          <table:table-cell office:value-type="float" office:value="244796" calcext:value-type="float">
            <text:p>244796</text:p>
          </table:table-cell>
          <table:table-cell office:value-type="float" office:value="244286" calcext:value-type="float">
            <text:p>244286</text:p>
          </table:table-cell>
          <table:table-cell office:value-type="float" office:value="510" calcext:value-type="float">
            <text:p>510</text:p>
          </table:table-cell>
          <table:table-cell table:formula="of:=([.G11]/[.F11])*100" office:value-type="float" office:value="99.7916632624716" calcext:value-type="float">
            <text:p>99.7916632624716</text:p>
          </table:table-cell>
        </table:table-row>
        <table:table-row table:style-name="ro1">
          <table:table-cell office:value-type="string" calcext:value-type="string">
            <text:p>LocalBP_soplex_2048</text:p>
          </table:table-cell>
          <table:table-cell office:value-type="float" office:value="46217034" calcext:value-type="float">
            <text:p>46217034</text:p>
          </table:table-cell>
          <table:table-cell office:value-type="float" office:value="26645799" calcext:value-type="float">
            <text:p>26645799</text:p>
          </table:table-cell>
          <table:table-cell office:value-type="float" office:value="2406449" calcext:value-type="float">
            <text:p>2406449</text:p>
          </table:table-cell>
          <table:table-cell table:formula="of:=([.C12]/[.B12])*100" office:value-type="float" office:value="57.65363264116" calcext:value-type="float">
            <text:p>57.65363264116</text:p>
          </table:table-cell>
          <table:table-cell office:value-type="float" office:value="2275549" calcext:value-type="float">
            <text:p>2275549</text:p>
          </table:table-cell>
          <table:table-cell office:value-type="float" office:value="2236878" calcext:value-type="float">
            <text:p>2236878</text:p>
          </table:table-cell>
          <table:table-cell office:value-type="float" office:value="38671" calcext:value-type="float">
            <text:p>38671</text:p>
          </table:table-cell>
          <table:table-cell table:formula="of:=([.G12]/[.F12])*100" office:value-type="float" office:value="98.3005859245395" calcext:value-type="float">
            <text:p>98.3005859245395</text:p>
          </table:table-cell>
        </table:table-row>
        <table:table-row table:style-name="ro1">
          <table:table-cell office:value-type="string" calcext:value-type="string">
            <text:p>LocalBP_soplex_4096</text:p>
          </table:table-cell>
          <table:table-cell office:value-type="float" office:value="46084894" calcext:value-type="float">
            <text:p>46084894</text:p>
          </table:table-cell>
          <table:table-cell office:value-type="float" office:value="26605505" calcext:value-type="float">
            <text:p>26605505</text:p>
          </table:table-cell>
          <table:table-cell office:value-type="float" office:value="2365783" calcext:value-type="float">
            <text:p>2365783</text:p>
          </table:table-cell>
          <table:table-cell table:formula="of:=([.C13]/[.B13])*100" office:value-type="float" office:value="57.7315095918415" calcext:value-type="float">
            <text:p>57.7315095918415</text:p>
          </table:table-cell>
          <table:table-cell office:value-type="float" office:value="2273891" calcext:value-type="float">
            <text:p>2273891</text:p>
          </table:table-cell>
          <table:table-cell office:value-type="float" office:value="2236139" calcext:value-type="float">
            <text:p>2236139</text:p>
          </table:table-cell>
          <table:table-cell office:value-type="float" office:value="37752" calcext:value-type="float">
            <text:p>37752</text:p>
          </table:table-cell>
          <table:table-cell table:formula="of:=([.G13]/[.F13])*100" office:value-type="float" office:value="98.3397621082101" calcext:value-type="float">
            <text:p>98.3397621082101</text:p>
          </table:table-cell>
        </table:table-row>
        <table:table-row table:style-name="ro1">
          <table:table-cell office:value-type="string" calcext:value-type="string">
            <text:p>LTAGE_libquantum</text:p>
          </table:table-cell>
          <table:table-cell office:value-type="float" office:value="49868641" calcext:value-type="float">
            <text:p>49868641</text:p>
          </table:table-cell>
          <table:table-cell office:value-type="float" office:value="43614872" calcext:value-type="float">
            <text:p>43614872</text:p>
          </table:table-cell>
          <table:table-cell office:value-type="float" office:value="191864" calcext:value-type="float">
            <text:p>191864</text:p>
          </table:table-cell>
          <table:table-cell table:formula="of:=([.C14]/[.B14])*100" office:value-type="float" office:value="87.4595158909584" calcext:value-type="float">
            <text:p>87.4595158909584</text:p>
          </table:table-cell>
          <table:table-cell office:value-type="float" office:value="213034" calcext:value-type="float">
            <text:p>213034</text:p>
          </table:table-cell>
          <table:table-cell office:value-type="float" office:value="212389" calcext:value-type="float">
            <text:p>212389</text:p>
          </table:table-cell>
          <table:table-cell office:value-type="float" office:value="645" calcext:value-type="float">
            <text:p>645</text:p>
          </table:table-cell>
          <table:table-cell table:formula="of:=([.G14]/[.F14])*100" office:value-type="float" office:value="99.6972314278472" calcext:value-type="float">
            <text:p>99.6972314278472</text:p>
          </table:table-cell>
        </table:table-row>
        <table:table-row table:style-name="ro1">
          <table:table-cell office:value-type="string" calcext:value-type="string">
            <text:p>LTAGE_soplex</text:p>
          </table:table-cell>
          <table:table-cell office:value-type="float" office:value="42062168" calcext:value-type="float">
            <text:p>42062168</text:p>
          </table:table-cell>
          <table:table-cell office:value-type="float" office:value="23857178" calcext:value-type="float">
            <text:p>23857178</text:p>
          </table:table-cell>
          <table:table-cell office:value-type="float" office:value="1467424" calcext:value-type="float">
            <text:p>1467424</text:p>
          </table:table-cell>
          <table:table-cell table:formula="of:=([.C15]/[.B15])*100" office:value-type="float" office:value="56.7188500602251" calcext:value-type="float">
            <text:p>56.7188500602251</text:p>
          </table:table-cell>
          <table:table-cell office:value-type="float" office:value="2185282" calcext:value-type="float">
            <text:p>2185282</text:p>
          </table:table-cell>
          <table:table-cell office:value-type="float" office:value="2140105" calcext:value-type="float">
            <text:p>2140105</text:p>
          </table:table-cell>
          <table:table-cell office:value-type="float" office:value="45177" calcext:value-type="float">
            <text:p>45177</text:p>
          </table:table-cell>
          <table:table-cell table:formula="of:=([.G15]/[.F15])*100" office:value-type="float" office:value="97.9326695593521" calcext:value-type="float">
            <text:p>97.9326695593521</text:p>
          </table:table-cell>
        </table:table-row>
        <table:table-row table:style-name="ro1">
          <table:table-cell office:value-type="string" calcext:value-type="string">
            <text:p>PerceptronBP_libquantum_12</text:p>
          </table:table-cell>
          <table:table-cell office:value-type="float" office:value="52972957" calcext:value-type="float">
            <text:p>52972957</text:p>
          </table:table-cell>
          <table:table-cell office:value-type="float" office:value="45627675" calcext:value-type="float">
            <text:p>45627675</text:p>
          </table:table-cell>
          <table:table-cell office:value-type="float" office:value="631394" calcext:value-type="float">
            <text:p>631394</text:p>
          </table:table-cell>
          <table:table-cell table:formula="of:=([.C16]/[.B16])*100" office:value-type="float" office:value="86.1339022475185" calcext:value-type="float">
            <text:p>86.1339022475185</text:p>
          </table:table-cell>
          <table:table-cell office:value-type="float" office:value="261168" calcext:value-type="float">
            <text:p>261168</text:p>
          </table:table-cell>
          <table:table-cell office:value-type="float" office:value="260523" calcext:value-type="float">
            <text:p>260523</text:p>
          </table:table-cell>
          <table:table-cell office:value-type="float" office:value="645" calcext:value-type="float">
            <text:p>645</text:p>
          </table:table-cell>
          <table:table-cell table:formula="of:=([.G16]/[.F16])*100" office:value-type="float" office:value="99.7530325307848" calcext:value-type="float">
            <text:p>99.7530325307848</text:p>
          </table:table-cell>
        </table:table-row>
        <table:table-row table:style-name="ro1">
          <table:table-cell office:value-type="string" calcext:value-type="string">
            <text:p>PerceptronBP_libquantum_24</text:p>
          </table:table-cell>
          <table:table-cell office:value-type="float" office:value="50321861" calcext:value-type="float">
            <text:p>50321861</text:p>
          </table:table-cell>
          <table:table-cell office:value-type="float" office:value="43969398" calcext:value-type="float">
            <text:p>43969398</text:p>
          </table:table-cell>
          <table:table-cell office:value-type="float" office:value="259260" calcext:value-type="float">
            <text:p>259260</text:p>
          </table:table-cell>
          <table:table-cell table:formula="of:=([.C17]/[.B17])*100" office:value-type="float" office:value="87.3763353068361" calcext:value-type="float">
            <text:p>87.3763353068361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692" calcext:value-type="float">
            <text:p>213692</text:p>
          </table:table-cell>
          <table:table-cell office:value-type="float" office:value="874" calcext:value-type="float">
            <text:p>874</text:p>
          </table:table-cell>
          <table:table-cell table:formula="of:=([.G17]/[.F17])*100" office:value-type="float" office:value="99.5926661260405" calcext:value-type="float">
            <text:p>99.5926661260405</text:p>
          </table:table-cell>
        </table:table-row>
        <table:table-row table:style-name="ro1">
          <table:table-cell office:value-type="string" calcext:value-type="string">
            <text:p>PerceptronBP_libquantum_48</text:p>
          </table:table-cell>
          <table:table-cell office:value-type="float" office:value="50258576" calcext:value-type="float">
            <text:p>50258576</text:p>
          </table:table-cell>
          <table:table-cell office:value-type="float" office:value="43925888" calcext:value-type="float">
            <text:p>43925888</text:p>
          </table:table-cell>
          <table:table-cell office:value-type="float" office:value="250455" calcext:value-type="float">
            <text:p>250455</text:p>
          </table:table-cell>
          <table:table-cell table:formula="of:=([.C18]/[.B18])*100" office:value-type="float" office:value="87.3997862573743" calcext:value-type="float">
            <text:p>87.3997862573743</text:p>
          </table:table-cell>
          <table:table-cell office:value-type="float" office:value="215853" calcext:value-type="float">
            <text:p>215853</text:p>
          </table:table-cell>
          <table:table-cell office:value-type="float" office:value="215191" calcext:value-type="float">
            <text:p>215191</text:p>
          </table:table-cell>
          <table:table-cell office:value-type="float" office:value="662" calcext:value-type="float">
            <text:p>662</text:p>
          </table:table-cell>
          <table:table-cell table:formula="of:=([.G18]/[.F18])*100" office:value-type="float" office:value="99.6933097987982" calcext:value-type="float">
            <text:p>99.6933097987982</text:p>
          </table:table-cell>
        </table:table-row>
        <table:table-row table:style-name="ro1">
          <table:table-cell office:value-type="string" calcext:value-type="string">
            <text:p>PerceptronBP_soplex_12</text:p>
          </table:table-cell>
          <table:table-cell office:value-type="float" office:value="44178362" calcext:value-type="float">
            <text:p>44178362</text:p>
          </table:table-cell>
          <table:table-cell office:value-type="float" office:value="25221489" calcext:value-type="float">
            <text:p>25221489</text:p>
          </table:table-cell>
          <table:table-cell office:value-type="float" office:value="1977193" calcext:value-type="float">
            <text:p>1977193</text:p>
          </table:table-cell>
          <table:table-cell table:formula="of:=([.C19]/[.B19])*100" office:value-type="float" office:value="57.090140643965" calcext:value-type="float">
            <text:p>57.090140643965</text:p>
          </table:table-cell>
          <table:table-cell office:value-type="float" office:value="2222389" calcext:value-type="float">
            <text:p>2222389</text:p>
          </table:table-cell>
          <table:table-cell office:value-type="float" office:value="2168983" calcext:value-type="float">
            <text:p>2168983</text:p>
          </table:table-cell>
          <table:table-cell office:value-type="float" office:value="53406" calcext:value-type="float">
            <text:p>53406</text:p>
          </table:table-cell>
          <table:table-cell table:formula="of:=([.G19]/[.F19])*100" office:value-type="float" office:value="97.5969103518781" calcext:value-type="float">
            <text:p>97.5969103518781</text:p>
          </table:table-cell>
        </table:table-row>
        <table:table-row table:style-name="ro1">
          <table:table-cell office:value-type="string" calcext:value-type="string">
            <text:p>PerceptronBP_soplex_24</text:p>
          </table:table-cell>
          <table:table-cell office:value-type="float" office:value="43518063" calcext:value-type="float">
            <text:p>43518063</text:p>
          </table:table-cell>
          <table:table-cell office:value-type="float" office:value="24730640" calcext:value-type="float">
            <text:p>24730640</text:p>
          </table:table-cell>
          <table:table-cell office:value-type="float" office:value="1800640" calcext:value-type="float">
            <text:p>1800640</text:p>
          </table:table-cell>
          <table:table-cell table:formula="of:=([.C20]/[.B20])*100" office:value-type="float" office:value="56.8284484536915" calcext:value-type="float">
            <text:p>56.8284484536915</text:p>
          </table:table-cell>
          <table:table-cell office:value-type="float" office:value="2221694" calcext:value-type="float">
            <text:p>2221694</text:p>
          </table:table-cell>
          <table:table-cell office:value-type="float" office:value="2166040" calcext:value-type="float">
            <text:p>2166040</text:p>
          </table:table-cell>
          <table:table-cell office:value-type="float" office:value="55654" calcext:value-type="float">
            <text:p>55654</text:p>
          </table:table-cell>
          <table:table-cell table:formula="of:=([.G20]/[.F20])*100" office:value-type="float" office:value="97.4949745554518" calcext:value-type="float">
            <text:p>97.4949745554518</text:p>
          </table:table-cell>
        </table:table-row>
        <table:table-row table:style-name="ro1">
          <table:table-cell office:value-type="string" calcext:value-type="string">
            <text:p>PerceptronBP_soplex_48</text:p>
          </table:table-cell>
          <table:table-cell office:value-type="float" office:value="43242643" calcext:value-type="float">
            <text:p>43242643</text:p>
          </table:table-cell>
          <table:table-cell office:value-type="float" office:value="24553503" calcext:value-type="float">
            <text:p>24553503</text:p>
          </table:table-cell>
          <table:table-cell office:value-type="float" office:value="1708965" calcext:value-type="float">
            <text:p>1708965</text:p>
          </table:table-cell>
          <table:table-cell table:formula="of:=([.C21]/[.B21])*100" office:value-type="float" office:value="56.7807638399901" calcext:value-type="float">
            <text:p>56.7807638399901</text:p>
          </table:table-cell>
          <table:table-cell office:value-type="float" office:value="2222308" calcext:value-type="float">
            <text:p>2222308</text:p>
          </table:table-cell>
          <table:table-cell office:value-type="float" office:value="2167184" calcext:value-type="float">
            <text:p>2167184</text:p>
          </table:table-cell>
          <table:table-cell office:value-type="float" office:value="55124" calcext:value-type="float">
            <text:p>55124</text:p>
          </table:table-cell>
          <table:table-cell table:formula="of:=([.G21]/[.F21])*100" office:value-type="float" office:value="97.5195157466922" calcext:value-type="float">
            <text:p>97.5195157466922</text:p>
          </table:table-cell>
        </table:table-row>
        <table:table-row table:style-name="ro1">
          <table:table-cell office:value-type="string" calcext:value-type="string">
            <text:p>TournamentBP_libquantum</text:p>
          </table:table-cell>
          <table:table-cell office:value-type="float" office:value="50818850" calcext:value-type="float">
            <text:p>50818850</text:p>
          </table:table-cell>
          <table:table-cell office:value-type="float" office:value="44398173" calcext:value-type="float">
            <text:p>44398173</text:p>
          </table:table-cell>
          <table:table-cell office:value-type="float" office:value="351059" calcext:value-type="float">
            <text:p>351059</text:p>
          </table:table-cell>
          <table:table-cell table:formula="of:=([.C22]/[.B22])*100" office:value-type="float" office:value="87.3655602202726" calcext:value-type="float">
            <text:p>87.3655602202726</text:p>
          </table:table-cell>
          <table:table-cell office:value-type="float" office:value="213048" calcext:value-type="float">
            <text:p>213048</text:p>
          </table:table-cell>
          <table:table-cell office:value-type="float" office:value="212407" calcext:value-type="float">
            <text:p>212407</text:p>
          </table:table-cell>
          <table:table-cell office:value-type="float" office:value="641" calcext:value-type="float">
            <text:p>641</text:p>
          </table:table-cell>
          <table:table-cell table:formula="of:=([.G22]/[.F22])*100" office:value-type="float" office:value="99.6991288348166" calcext:value-type="float">
            <text:p>99.6991288348166</text:p>
          </table:table-cell>
        </table:table-row>
        <table:table-row table:style-name="ro1">
          <table:table-cell office:value-type="string" calcext:value-type="string">
            <text:p>TournamentBP_soplex</text:p>
          </table:table-cell>
          <table:table-cell office:value-type="float" office:value="44124184" calcext:value-type="float">
            <text:p>44124184</text:p>
          </table:table-cell>
          <table:table-cell office:value-type="float" office:value="25107121" calcext:value-type="float">
            <text:p>25107121</text:p>
          </table:table-cell>
          <table:table-cell office:value-type="float" office:value="1924298" calcext:value-type="float">
            <text:p>1924298</text:p>
          </table:table-cell>
          <table:table-cell table:formula="of:=([.C23]/[.B23])*100" office:value-type="float" office:value="56.9010432011615" calcext:value-type="float">
            <text:p>56.9010432011615</text:p>
          </table:table-cell>
          <table:table-cell office:value-type="float" office:value="2246416" calcext:value-type="float">
            <text:p>2246416</text:p>
          </table:table-cell>
          <table:table-cell office:value-type="float" office:value="2176349" calcext:value-type="float">
            <text:p>2176349</text:p>
          </table:table-cell>
          <table:table-cell office:value-type="float" office:value="70067" calcext:value-type="float">
            <text:p>70067</text:p>
          </table:table-cell>
          <table:table-cell table:formula="of:=([.G23]/[.F23])*100" office:value-type="float" office:value="96.8809427995527" calcext:value-type="float">
            <text:p>96.8809427995527</text:p>
          </table:table-cell>
        </table:table-row>
        <table:table-row table:style-name="ro1">
          <table:table-cell office:value-type="string" calcext:value-type="string">
            <text:p>YagsBP_libquantum_2048_1024</text:p>
          </table:table-cell>
          <table:table-cell office:value-type="float" office:value="54238341" calcext:value-type="float">
            <text:p>54238341</text:p>
          </table:table-cell>
          <table:table-cell office:value-type="float" office:value="46747914" calcext:value-type="float">
            <text:p>46747914</text:p>
          </table:table-cell>
          <table:table-cell office:value-type="float" office:value="899976" calcext:value-type="float">
            <text:p>899976</text:p>
          </table:table-cell>
          <table:table-cell table:formula="of:=([.C24]/[.B24])*100" office:value-type="float" office:value="86.1897933050718" calcext:value-type="float">
            <text:p>86.1897933050718</text:p>
          </table:table-cell>
          <table:table-cell office:value-type="float" office:value="240340" calcext:value-type="float">
            <text:p>240340</text:p>
          </table:table-cell>
          <table:table-cell office:value-type="float" office:value="239591" calcext:value-type="float">
            <text:p>239591</text:p>
          </table:table-cell>
          <table:table-cell office:value-type="float" office:value="749" calcext:value-type="float">
            <text:p>749</text:p>
          </table:table-cell>
          <table:table-cell table:formula="of:=([.G24]/[.F24])*100" office:value-type="float" office:value="99.6883581592744" calcext:value-type="float">
            <text:p>99.6883581592744</text:p>
          </table:table-cell>
        </table:table-row>
        <table:table-row table:style-name="ro1">
          <table:table-cell office:value-type="string" calcext:value-type="string">
            <text:p>YagsBP_libquantum_2048_2048</text:p>
          </table:table-cell>
          <table:table-cell office:value-type="float" office:value="53500720" calcext:value-type="float">
            <text:p>53500720</text:p>
          </table:table-cell>
          <table:table-cell office:value-type="float" office:value="46196342" calcext:value-type="float">
            <text:p>46196342</text:p>
          </table:table-cell>
          <table:table-cell office:value-type="float" office:value="795982" calcext:value-type="float">
            <text:p>795982</text:p>
          </table:table-cell>
          <table:table-cell table:formula="of:=([.C25]/[.B25])*100" office:value-type="float" office:value="86.34714074876" calcext:value-type="float">
            <text:p>86.34714074876</text:p>
          </table:table-cell>
          <table:table-cell office:value-type="float" office:value="244565" calcext:value-type="float">
            <text:p>244565</text:p>
          </table:table-cell>
          <table:table-cell office:value-type="float" office:value="243844" calcext:value-type="float">
            <text:p>243844</text:p>
          </table:table-cell>
          <table:table-cell office:value-type="float" office:value="721" calcext:value-type="float">
            <text:p>721</text:p>
          </table:table-cell>
          <table:table-cell table:formula="of:=([.G25]/[.F25])*100" office:value-type="float" office:value="99.7051908490585" calcext:value-type="float">
            <text:p>99.7051908490585</text:p>
          </table:table-cell>
        </table:table-row>
        <table:table-row table:style-name="ro1">
          <table:table-cell office:value-type="string" calcext:value-type="string">
            <text:p>YagsBP_libquantum_4096_1024</text:p>
          </table:table-cell>
          <table:table-cell office:value-type="float" office:value="53851260" calcext:value-type="float">
            <text:p>53851260</text:p>
          </table:table-cell>
          <table:table-cell office:value-type="float" office:value="46633824" calcext:value-type="float">
            <text:p>46633824</text:p>
          </table:table-cell>
          <table:table-cell office:value-type="float" office:value="902320" calcext:value-type="float">
            <text:p>902320</text:p>
          </table:table-cell>
          <table:table-cell table:formula="of:=([.C26]/[.B26])*100" office:value-type="float" office:value="86.5974612293194" calcext:value-type="float">
            <text:p>86.5974612293194</text:p>
          </table:table-cell>
          <table:table-cell office:value-type="float" office:value="213663" calcext:value-type="float">
            <text:p>213663</text:p>
          </table:table-cell>
          <table:table-cell office:value-type="float" office:value="212910" calcext:value-type="float">
            <text:p>212910</text:p>
          </table:table-cell>
          <table:table-cell office:value-type="float" office:value="753" calcext:value-type="float">
            <text:p>753</text:p>
          </table:table-cell>
          <table:table-cell table:formula="of:=([.G26]/[.F26])*100" office:value-type="float" office:value="99.6475758554359" calcext:value-type="float">
            <text:p>99.6475758554359</text:p>
          </table:table-cell>
        </table:table-row>
        <table:table-row table:style-name="ro1">
          <table:table-cell office:value-type="string" calcext:value-type="string">
            <text:p>YagsBP_libquantum_4096_2048</text:p>
          </table:table-cell>
          <table:table-cell office:value-type="float" office:value="53170347" calcext:value-type="float">
            <text:p>53170347</text:p>
          </table:table-cell>
          <table:table-cell office:value-type="float" office:value="46101910" calcext:value-type="float">
            <text:p>46101910</text:p>
          </table:table-cell>
          <table:table-cell office:value-type="float" office:value="800287" calcext:value-type="float">
            <text:p>800287</text:p>
          </table:table-cell>
          <table:table-cell table:formula="of:=([.C27]/[.B27])*100" office:value-type="float" office:value="86.7060544103653" calcext:value-type="float">
            <text:p>86.7060544103653</text:p>
          </table:table-cell>
          <table:table-cell office:value-type="float" office:value="214304" calcext:value-type="float">
            <text:p>214304</text:p>
          </table:table-cell>
          <table:table-cell office:value-type="float" office:value="213582" calcext:value-type="float">
            <text:p>213582</text:p>
          </table:table-cell>
          <table:table-cell office:value-type="float" office:value="722" calcext:value-type="float">
            <text:p>722</text:p>
          </table:table-cell>
          <table:table-cell table:formula="of:=([.G27]/[.F27])*100" office:value-type="float" office:value="99.6630954158579" calcext:value-type="float">
            <text:p>99.6630954158579</text:p>
          </table:table-cell>
        </table:table-row>
        <table:table-row table:style-name="ro1">
          <table:table-cell office:value-type="string" calcext:value-type="string">
            <text:p>YagsBP_soplex_2048_1024</text:p>
          </table:table-cell>
          <table:table-cell office:value-type="float" office:value="44102017" calcext:value-type="float">
            <text:p>44102017</text:p>
          </table:table-cell>
          <table:table-cell office:value-type="float" office:value="25241106" calcext:value-type="float">
            <text:p>25241106</text:p>
          </table:table-cell>
          <table:table-cell office:value-type="float" office:value="1988049" calcext:value-type="float">
            <text:p>1988049</text:p>
          </table:table-cell>
          <table:table-cell table:formula="of:=([.C28]/[.B28])*100" office:value-type="float" office:value="57.2334503430988" calcext:value-type="float">
            <text:p>57.2334503430988</text:p>
          </table:table-cell>
          <table:table-cell office:value-type="float" office:value="2220223" calcext:value-type="float">
            <text:p>2220223</text:p>
          </table:table-cell>
          <table:table-cell office:value-type="float" office:value="2163229" calcext:value-type="float">
            <text:p>2163229</text:p>
          </table:table-cell>
          <table:table-cell office:value-type="float" office:value="56994" calcext:value-type="float">
            <text:p>56994</text:p>
          </table:table-cell>
          <table:table-cell table:formula="of:=([.G28]/[.F28])*100" office:value-type="float" office:value="97.4329605629705" calcext:value-type="float">
            <text:p>97.4329605629705</text:p>
          </table:table-cell>
        </table:table-row>
        <table:table-row table:style-name="ro1">
          <table:table-cell office:value-type="string" calcext:value-type="string">
            <text:p>YagsBP_soplex_2048_2048</text:p>
          </table:table-cell>
          <table:table-cell office:value-type="float" office:value="44001192" calcext:value-type="float">
            <text:p>44001192</text:p>
          </table:table-cell>
          <table:table-cell office:value-type="float" office:value="25136187" calcext:value-type="float">
            <text:p>25136187</text:p>
          </table:table-cell>
          <table:table-cell office:value-type="float" office:value="1931508" calcext:value-type="float">
            <text:p>1931508</text:p>
          </table:table-cell>
          <table:table-cell table:formula="of:=([.C29]/[.B29])*100" office:value-type="float" office:value="57.1261501279329" calcext:value-type="float">
            <text:p>57.1261501279329</text:p>
          </table:table-cell>
          <table:table-cell office:value-type="float" office:value="2220568" calcext:value-type="float">
            <text:p>2220568</text:p>
          </table:table-cell>
          <table:table-cell office:value-type="float" office:value="2164770" calcext:value-type="float">
            <text:p>2164770</text:p>
          </table:table-cell>
          <table:table-cell office:value-type="float" office:value="55798" calcext:value-type="float">
            <text:p>55798</text:p>
          </table:table-cell>
          <table:table-cell table:formula="of:=([.G29]/[.F29])*100" office:value-type="float" office:value="97.4872194861855" calcext:value-type="float">
            <text:p>97.4872194861855</text:p>
          </table:table-cell>
        </table:table-row>
        <table:table-row table:style-name="ro1">
          <table:table-cell office:value-type="string" calcext:value-type="string">
            <text:p>YagsBP_soplex_4096_1024</text:p>
          </table:table-cell>
          <table:table-cell office:value-type="float" office:value="44095071" calcext:value-type="float">
            <text:p>44095071</text:p>
          </table:table-cell>
          <table:table-cell office:value-type="float" office:value="25242060" calcext:value-type="float">
            <text:p>25242060</text:p>
          </table:table-cell>
          <table:table-cell office:value-type="float" office:value="1984072" calcext:value-type="float">
            <text:p>1984072</text:p>
          </table:table-cell>
          <table:table-cell table:formula="of:=([.C30]/[.B30])*100" office:value-type="float" office:value="57.2446294507611" calcext:value-type="float">
            <text:p>57.2446294507611</text:p>
          </table:table-cell>
          <table:table-cell office:value-type="float" office:value="2219392" calcext:value-type="float">
            <text:p>2219392</text:p>
          </table:table-cell>
          <table:table-cell office:value-type="float" office:value="2162823" calcext:value-type="float">
            <text:p>2162823</text:p>
          </table:table-cell>
          <table:table-cell office:value-type="float" office:value="56569" calcext:value-type="float">
            <text:p>56569</text:p>
          </table:table-cell>
          <table:table-cell table:formula="of:=([.G30]/[.F30])*100" office:value-type="float" office:value="97.4511487830901" calcext:value-type="float">
            <text:p>97.4511487830901</text:p>
          </table:table-cell>
        </table:table-row>
        <table:table-row table:style-name="ro1">
          <table:table-cell office:value-type="string" calcext:value-type="string">
            <text:p>YagsBP_soplex_4096_2048</text:p>
          </table:table-cell>
          <table:table-cell office:value-type="float" office:value="43988556" calcext:value-type="float">
            <text:p>43988556</text:p>
          </table:table-cell>
          <table:table-cell office:value-type="float" office:value="25132735" calcext:value-type="float">
            <text:p>25132735</text:p>
          </table:table-cell>
          <table:table-cell office:value-type="float" office:value="1926485" calcext:value-type="float">
            <text:p>1926485</text:p>
          </table:table-cell>
          <table:table-cell table:formula="of:=([.C31]/[.B31])*100" office:value-type="float" office:value="57.13471249204" calcext:value-type="float">
            <text:p>57.13471249204</text:p>
          </table:table-cell>
          <table:table-cell office:value-type="float" office:value="2220053" calcext:value-type="float">
            <text:p>2220053</text:p>
          </table:table-cell>
          <table:table-cell office:value-type="float" office:value="2164763" calcext:value-type="float">
            <text:p>2164763</text:p>
          </table:table-cell>
          <table:table-cell office:value-type="float" office:value="55290" calcext:value-type="float">
            <text:p>55290</text:p>
          </table:table-cell>
          <table:table-cell table:formula="of:=([.G31]/[.F31])*100" office:value-type="float" office:value="97.5095189168907" calcext:value-type="float">
            <text:p>97.50951891689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Soplex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 office:value-type="string" calcext:value-type="string">
            <text:p>Indirect Lookups</text:p>
          </table:table-cell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</table:table-row>
        <table:table-row table:style-name="ro1">
          <table:table-cell office:value-type="string" calcext:value-type="string">
            <text:p>BiModeBP_2048_1024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25222921" calcext:value-type="float">
            <text:p>25222921</text:p>
          </table:table-cell>
          <table:table-cell office:value-type="float" office:value="1987351" calcext:value-type="float">
            <text:p>1987351</text:p>
          </table:table-cell>
          <table:table-cell office:value-type="float" office:value="57.1632770336484" calcext:value-type="float">
            <text:p>57.1632770336484</text:p>
          </table:table-cell>
          <table:table-cell office:value-type="float" office:value="2222658" calcext:value-type="float">
            <text:p>2222658</text:p>
          </table:table-cell>
          <table:table-cell office:value-type="float" office:value="2164460" calcext:value-type="float">
            <text:p>2164460</text:p>
          </table:table-cell>
          <table:table-cell office:value-type="float" office:value="58198" calcext:value-type="float">
            <text:p>58198</text:p>
          </table:table-cell>
          <table:table-cell office:value-type="float" office:value="97.38160346756" calcext:value-type="float">
            <text:p>97.38160346756</text:p>
          </table:table-cell>
        </table:table-row>
        <table:table-row table:style-name="ro1">
          <table:table-cell office:value-type="string" calcext:value-type="string">
            <text:p>BiModeBP_4096_2048</text:p>
          </table:table-cell>
          <table:table-cell office:value-type="float" office:value="44046834" calcext:value-type="float">
            <text:p>44046834</text:p>
          </table:table-cell>
          <table:table-cell office:value-type="float" office:value="25130775" calcext:value-type="float">
            <text:p>25130775</text:p>
          </table:table-cell>
          <table:table-cell office:value-type="float" office:value="1928963" calcext:value-type="float">
            <text:p>1928963</text:p>
          </table:table-cell>
          <table:table-cell office:value-type="float" office:value="57.0546682197408" calcext:value-type="float">
            <text:p>57.0546682197408</text:p>
          </table:table-cell>
          <table:table-cell office:value-type="float" office:value="2227938" calcext:value-type="float">
            <text:p>2227938</text:p>
          </table:table-cell>
          <table:table-cell office:value-type="float" office:value="2171004" calcext:value-type="float">
            <text:p>2171004</text:p>
          </table:table-cell>
          <table:table-cell office:value-type="float" office:value="56934" calcext:value-type="float">
            <text:p>56934</text:p>
          </table:table-cell>
          <table:table-cell office:value-type="float" office:value="97.4445428912295" calcext:value-type="float">
            <text:p>97.4445428912295</text:p>
          </table:table-cell>
        </table:table-row>
        <table:table-row table:style-name="ro1">
          <table:table-cell office:value-type="string" calcext:value-type="string">
            <text:p>GShareBP_2048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office:value-type="float" office:value="56.9392682255647" calcext:value-type="float">
            <text:p>56.9392682255647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office:value-type="float" office:value="96.6244125528325" calcext:value-type="float">
            <text:p>96.6244125528325</text:p>
          </table:table-cell>
        </table:table-row>
        <table:table-row table:style-name="ro1">
          <table:table-cell office:value-type="string" calcext:value-type="string">
            <text:p>GShareBP_4096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office:value-type="float" office:value="56.9392682255647" calcext:value-type="float">
            <text:p>56.9392682255647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office:value-type="float" office:value="96.6244125528325" calcext:value-type="float">
            <text:p>96.6244125528325</text:p>
          </table:table-cell>
        </table:table-row>
        <table:table-row table:style-name="ro1">
          <table:table-cell office:value-type="string" calcext:value-type="string">
            <text:p>LocalBP_2048</text:p>
          </table:table-cell>
          <table:table-cell office:value-type="float" office:value="46217034" calcext:value-type="float">
            <text:p>46217034</text:p>
          </table:table-cell>
          <table:table-cell office:value-type="float" office:value="26645799" calcext:value-type="float">
            <text:p>26645799</text:p>
          </table:table-cell>
          <table:table-cell office:value-type="float" office:value="2406449" calcext:value-type="float">
            <text:p>2406449</text:p>
          </table:table-cell>
          <table:table-cell office:value-type="float" office:value="57.65363264116" calcext:value-type="float">
            <text:p>57.65363264116</text:p>
          </table:table-cell>
          <table:table-cell office:value-type="float" office:value="2275549" calcext:value-type="float">
            <text:p>2275549</text:p>
          </table:table-cell>
          <table:table-cell office:value-type="float" office:value="2236878" calcext:value-type="float">
            <text:p>2236878</text:p>
          </table:table-cell>
          <table:table-cell office:value-type="float" office:value="38671" calcext:value-type="float">
            <text:p>38671</text:p>
          </table:table-cell>
          <table:table-cell office:value-type="float" office:value="98.3005859245395" calcext:value-type="float">
            <text:p>98.3005859245395</text:p>
          </table:table-cell>
        </table:table-row>
        <table:table-row table:style-name="ro1">
          <table:table-cell office:value-type="string" calcext:value-type="string">
            <text:p>LocalBP_4096</text:p>
          </table:table-cell>
          <table:table-cell office:value-type="float" office:value="46084894" calcext:value-type="float">
            <text:p>46084894</text:p>
          </table:table-cell>
          <table:table-cell office:value-type="float" office:value="26605505" calcext:value-type="float">
            <text:p>26605505</text:p>
          </table:table-cell>
          <table:table-cell office:value-type="float" office:value="2365783" calcext:value-type="float">
            <text:p>2365783</text:p>
          </table:table-cell>
          <table:table-cell office:value-type="float" office:value="57.7315095918415" calcext:value-type="float">
            <text:p>57.7315095918415</text:p>
          </table:table-cell>
          <table:table-cell office:value-type="float" office:value="2273891" calcext:value-type="float">
            <text:p>2273891</text:p>
          </table:table-cell>
          <table:table-cell office:value-type="float" office:value="2236139" calcext:value-type="float">
            <text:p>2236139</text:p>
          </table:table-cell>
          <table:table-cell office:value-type="float" office:value="37752" calcext:value-type="float">
            <text:p>37752</text:p>
          </table:table-cell>
          <table:table-cell office:value-type="float" office:value="98.3397621082101" calcext:value-type="float">
            <text:p>98.3397621082101</text:p>
          </table:table-cell>
        </table:table-row>
        <table:table-row table:style-name="ro1">
          <table:table-cell office:value-type="string" calcext:value-type="string">
            <text:p>LTAGE</text:p>
          </table:table-cell>
          <table:table-cell office:value-type="float" office:value="42062168" calcext:value-type="float">
            <text:p>42062168</text:p>
          </table:table-cell>
          <table:table-cell office:value-type="float" office:value="23857178" calcext:value-type="float">
            <text:p>23857178</text:p>
          </table:table-cell>
          <table:table-cell office:value-type="float" office:value="1467424" calcext:value-type="float">
            <text:p>1467424</text:p>
          </table:table-cell>
          <table:table-cell office:value-type="float" office:value="56.7188500602251" calcext:value-type="float">
            <text:p>56.7188500602251</text:p>
          </table:table-cell>
          <table:table-cell office:value-type="float" office:value="2185282" calcext:value-type="float">
            <text:p>2185282</text:p>
          </table:table-cell>
          <table:table-cell office:value-type="float" office:value="2140105" calcext:value-type="float">
            <text:p>2140105</text:p>
          </table:table-cell>
          <table:table-cell office:value-type="float" office:value="45177" calcext:value-type="float">
            <text:p>45177</text:p>
          </table:table-cell>
          <table:table-cell office:value-type="float" office:value="97.9326695593521" calcext:value-type="float">
            <text:p>97.9326695593521</text:p>
          </table:table-cell>
        </table:table-row>
        <table:table-row table:style-name="ro1">
          <table:table-cell office:value-type="string" calcext:value-type="string">
            <text:p>PerceptronBP_12</text:p>
          </table:table-cell>
          <table:table-cell office:value-type="float" office:value="44178362" calcext:value-type="float">
            <text:p>44178362</text:p>
          </table:table-cell>
          <table:table-cell office:value-type="float" office:value="25221489" calcext:value-type="float">
            <text:p>25221489</text:p>
          </table:table-cell>
          <table:table-cell office:value-type="float" office:value="1977193" calcext:value-type="float">
            <text:p>1977193</text:p>
          </table:table-cell>
          <table:table-cell office:value-type="float" office:value="57.090140643965" calcext:value-type="float">
            <text:p>57.090140643965</text:p>
          </table:table-cell>
          <table:table-cell office:value-type="float" office:value="2222389" calcext:value-type="float">
            <text:p>2222389</text:p>
          </table:table-cell>
          <table:table-cell office:value-type="float" office:value="2168983" calcext:value-type="float">
            <text:p>2168983</text:p>
          </table:table-cell>
          <table:table-cell office:value-type="float" office:value="53406" calcext:value-type="float">
            <text:p>53406</text:p>
          </table:table-cell>
          <table:table-cell office:value-type="float" office:value="97.5969103518781" calcext:value-type="float">
            <text:p>97.5969103518781</text:p>
          </table:table-cell>
        </table:table-row>
        <table:table-row table:style-name="ro1">
          <table:table-cell office:value-type="string" calcext:value-type="string">
            <text:p>PerceptronBP_24</text:p>
          </table:table-cell>
          <table:table-cell office:value-type="float" office:value="43518063" calcext:value-type="float">
            <text:p>43518063</text:p>
          </table:table-cell>
          <table:table-cell office:value-type="float" office:value="24730640" calcext:value-type="float">
            <text:p>24730640</text:p>
          </table:table-cell>
          <table:table-cell office:value-type="float" office:value="1800640" calcext:value-type="float">
            <text:p>1800640</text:p>
          </table:table-cell>
          <table:table-cell office:value-type="float" office:value="56.8284484536915" calcext:value-type="float">
            <text:p>56.8284484536915</text:p>
          </table:table-cell>
          <table:table-cell office:value-type="float" office:value="2221694" calcext:value-type="float">
            <text:p>2221694</text:p>
          </table:table-cell>
          <table:table-cell office:value-type="float" office:value="2166040" calcext:value-type="float">
            <text:p>2166040</text:p>
          </table:table-cell>
          <table:table-cell office:value-type="float" office:value="55654" calcext:value-type="float">
            <text:p>55654</text:p>
          </table:table-cell>
          <table:table-cell office:value-type="float" office:value="97.4949745554518" calcext:value-type="float">
            <text:p>97.4949745554518</text:p>
          </table:table-cell>
        </table:table-row>
        <table:table-row table:style-name="ro1">
          <table:table-cell office:value-type="string" calcext:value-type="string">
            <text:p>PerceptronBP_48</text:p>
          </table:table-cell>
          <table:table-cell office:value-type="float" office:value="43242643" calcext:value-type="float">
            <text:p>43242643</text:p>
          </table:table-cell>
          <table:table-cell office:value-type="float" office:value="24553503" calcext:value-type="float">
            <text:p>24553503</text:p>
          </table:table-cell>
          <table:table-cell office:value-type="float" office:value="1708965" calcext:value-type="float">
            <text:p>1708965</text:p>
          </table:table-cell>
          <table:table-cell office:value-type="float" office:value="56.7807638399901" calcext:value-type="float">
            <text:p>56.7807638399901</text:p>
          </table:table-cell>
          <table:table-cell office:value-type="float" office:value="2222308" calcext:value-type="float">
            <text:p>2222308</text:p>
          </table:table-cell>
          <table:table-cell office:value-type="float" office:value="2167184" calcext:value-type="float">
            <text:p>2167184</text:p>
          </table:table-cell>
          <table:table-cell office:value-type="float" office:value="55124" calcext:value-type="float">
            <text:p>55124</text:p>
          </table:table-cell>
          <table:table-cell office:value-type="float" office:value="97.5195157466922" calcext:value-type="float">
            <text:p>97.5195157466922</text:p>
          </table:table-cell>
        </table:table-row>
        <table:table-row table:style-name="ro1">
          <table:table-cell office:value-type="string" calcext:value-type="string">
            <text:p>TournamentBP</text:p>
          </table:table-cell>
          <table:table-cell office:value-type="float" office:value="44124184" calcext:value-type="float">
            <text:p>44124184</text:p>
          </table:table-cell>
          <table:table-cell office:value-type="float" office:value="25107121" calcext:value-type="float">
            <text:p>25107121</text:p>
          </table:table-cell>
          <table:table-cell office:value-type="float" office:value="1924298" calcext:value-type="float">
            <text:p>1924298</text:p>
          </table:table-cell>
          <table:table-cell office:value-type="float" office:value="56.9010432011615" calcext:value-type="float">
            <text:p>56.9010432011615</text:p>
          </table:table-cell>
          <table:table-cell office:value-type="float" office:value="2246416" calcext:value-type="float">
            <text:p>2246416</text:p>
          </table:table-cell>
          <table:table-cell office:value-type="float" office:value="2176349" calcext:value-type="float">
            <text:p>2176349</text:p>
          </table:table-cell>
          <table:table-cell office:value-type="float" office:value="70067" calcext:value-type="float">
            <text:p>70067</text:p>
          </table:table-cell>
          <table:table-cell office:value-type="float" office:value="96.8809427995527" calcext:value-type="float">
            <text:p>96.8809427995527</text:p>
          </table:table-cell>
        </table:table-row>
        <table:table-row table:style-name="ro1">
          <table:table-cell office:value-type="string" calcext:value-type="string">
            <text:p>YagsBP_2048_1024</text:p>
          </table:table-cell>
          <table:table-cell office:value-type="float" office:value="44102017" calcext:value-type="float">
            <text:p>44102017</text:p>
          </table:table-cell>
          <table:table-cell office:value-type="float" office:value="25241106" calcext:value-type="float">
            <text:p>25241106</text:p>
          </table:table-cell>
          <table:table-cell office:value-type="float" office:value="1988049" calcext:value-type="float">
            <text:p>1988049</text:p>
          </table:table-cell>
          <table:table-cell office:value-type="float" office:value="57.2334503430988" calcext:value-type="float">
            <text:p>57.2334503430988</text:p>
          </table:table-cell>
          <table:table-cell office:value-type="float" office:value="2220223" calcext:value-type="float">
            <text:p>2220223</text:p>
          </table:table-cell>
          <table:table-cell office:value-type="float" office:value="2163229" calcext:value-type="float">
            <text:p>2163229</text:p>
          </table:table-cell>
          <table:table-cell office:value-type="float" office:value="56994" calcext:value-type="float">
            <text:p>56994</text:p>
          </table:table-cell>
          <table:table-cell office:value-type="float" office:value="97.4329605629705" calcext:value-type="float">
            <text:p>97.4329605629705</text:p>
          </table:table-cell>
        </table:table-row>
        <table:table-row table:style-name="ro1">
          <table:table-cell office:value-type="string" calcext:value-type="string">
            <text:p>YagsBP_2048_2048</text:p>
          </table:table-cell>
          <table:table-cell office:value-type="float" office:value="44001192" calcext:value-type="float">
            <text:p>44001192</text:p>
          </table:table-cell>
          <table:table-cell office:value-type="float" office:value="25136187" calcext:value-type="float">
            <text:p>25136187</text:p>
          </table:table-cell>
          <table:table-cell office:value-type="float" office:value="1931508" calcext:value-type="float">
            <text:p>1931508</text:p>
          </table:table-cell>
          <table:table-cell office:value-type="float" office:value="57.1261501279329" calcext:value-type="float">
            <text:p>57.1261501279329</text:p>
          </table:table-cell>
          <table:table-cell office:value-type="float" office:value="2220568" calcext:value-type="float">
            <text:p>2220568</text:p>
          </table:table-cell>
          <table:table-cell office:value-type="float" office:value="2164770" calcext:value-type="float">
            <text:p>2164770</text:p>
          </table:table-cell>
          <table:table-cell office:value-type="float" office:value="55798" calcext:value-type="float">
            <text:p>55798</text:p>
          </table:table-cell>
          <table:table-cell office:value-type="float" office:value="97.4872194861855" calcext:value-type="float">
            <text:p>97.4872194861855</text:p>
          </table:table-cell>
        </table:table-row>
        <table:table-row table:style-name="ro1">
          <table:table-cell office:value-type="string" calcext:value-type="string">
            <text:p>YagsBP_4096_1024</text:p>
          </table:table-cell>
          <table:table-cell office:value-type="float" office:value="44095071" calcext:value-type="float">
            <text:p>44095071</text:p>
          </table:table-cell>
          <table:table-cell office:value-type="float" office:value="25242060" calcext:value-type="float">
            <text:p>25242060</text:p>
          </table:table-cell>
          <table:table-cell office:value-type="float" office:value="1984072" calcext:value-type="float">
            <text:p>1984072</text:p>
          </table:table-cell>
          <table:table-cell office:value-type="float" office:value="57.2446294507611" calcext:value-type="float">
            <text:p>57.2446294507611</text:p>
          </table:table-cell>
          <table:table-cell office:value-type="float" office:value="2219392" calcext:value-type="float">
            <text:p>2219392</text:p>
          </table:table-cell>
          <table:table-cell office:value-type="float" office:value="2162823" calcext:value-type="float">
            <text:p>2162823</text:p>
          </table:table-cell>
          <table:table-cell office:value-type="float" office:value="56569" calcext:value-type="float">
            <text:p>56569</text:p>
          </table:table-cell>
          <table:table-cell office:value-type="float" office:value="97.4511487830901" calcext:value-type="float">
            <text:p>97.4511487830901</text:p>
          </table:table-cell>
        </table:table-row>
        <table:table-row table:style-name="ro1">
          <table:table-cell office:value-type="string" calcext:value-type="string">
            <text:p>YagsBP_4096_2048</text:p>
          </table:table-cell>
          <table:table-cell office:value-type="float" office:value="43988556" calcext:value-type="float">
            <text:p>43988556</text:p>
          </table:table-cell>
          <table:table-cell office:value-type="float" office:value="25132735" calcext:value-type="float">
            <text:p>25132735</text:p>
          </table:table-cell>
          <table:table-cell office:value-type="float" office:value="1926485" calcext:value-type="float">
            <text:p>1926485</text:p>
          </table:table-cell>
          <table:table-cell office:value-type="float" office:value="57.13471249204" calcext:value-type="float">
            <text:p>57.13471249204</text:p>
          </table:table-cell>
          <table:table-cell office:value-type="float" office:value="2220053" calcext:value-type="float">
            <text:p>2220053</text:p>
          </table:table-cell>
          <table:table-cell office:value-type="float" office:value="2164763" calcext:value-type="float">
            <text:p>2164763</text:p>
          </table:table-cell>
          <table:table-cell office:value-type="float" office:value="55290" calcext:value-type="float">
            <text:p>55290</text:p>
          </table:table-cell>
          <table:table-cell office:value-type="float" office:value="97.5095189168907" calcext:value-type="float">
            <text:p>97.50951891689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Libquantum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 office:value-type="string" calcext:value-type="string">
            <text:p>Indirect Lookups</text:p>
          </table:table-cell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</table:table-row>
        <table:table-row table:style-name="ro1">
          <table:table-cell office:value-type="string" calcext:value-type="string">
            <text:p>BiModeBP_2048_1024</text:p>
          </table:table-cell>
          <table:table-cell office:value-type="float" office:value="54208921" calcext:value-type="float">
            <text:p>54208921</text:p>
          </table:table-cell>
          <table:table-cell office:value-type="float" office:value="46725416" calcext:value-type="float">
            <text:p>46725416</text:p>
          </table:table-cell>
          <table:table-cell office:value-type="float" office:value="938362" calcext:value-type="float">
            <text:p>938362</text:p>
          </table:table-cell>
          <table:table-cell office:value-type="float" office:value="86.1950674133507" calcext:value-type="float">
            <text:p>86.1950674133507</text:p>
          </table:table-cell>
          <table:table-cell office:value-type="float" office:value="240733" calcext:value-type="float">
            <text:p>240733</text:p>
          </table:table-cell>
          <table:table-cell office:value-type="float" office:value="240066" calcext:value-type="float">
            <text:p>240066</text:p>
          </table:table-cell>
          <table:table-cell office:value-type="float" office:value="667" calcext:value-type="float">
            <text:p>667</text:p>
          </table:table-cell>
          <table:table-cell office:value-type="float" office:value="99.7229295526579" calcext:value-type="float">
            <text:p>99.7229295526579</text:p>
          </table:table-cell>
        </table:table-row>
        <table:table-row table:style-name="ro1">
          <table:table-cell office:value-type="string" calcext:value-type="string">
            <text:p>BiModeBP_4096_2048</text:p>
          </table:table-cell>
          <table:table-cell office:value-type="float" office:value="53286477" calcext:value-type="float">
            <text:p>53286477</text:p>
          </table:table-cell>
          <table:table-cell office:value-type="float" office:value="46176114" calcext:value-type="float">
            <text:p>46176114</text:p>
          </table:table-cell>
          <table:table-cell office:value-type="float" office:value="855994" calcext:value-type="float">
            <text:p>855994</text:p>
          </table:table-cell>
          <table:table-cell office:value-type="float" office:value="86.6563462245778" calcext:value-type="float">
            <text:p>86.6563462245778</text:p>
          </table:table-cell>
          <table:table-cell office:value-type="float" office:value="214538" calcext:value-type="float">
            <text:p>214538</text:p>
          </table:table-cell>
          <table:table-cell office:value-type="float" office:value="213843" calcext:value-type="float">
            <text:p>213843</text:p>
          </table:table-cell>
          <table:table-cell office:value-type="float" office:value="695" calcext:value-type="float">
            <text:p>695</text:p>
          </table:table-cell>
          <table:table-cell office:value-type="float" office:value="99.6760480660769" calcext:value-type="float">
            <text:p>99.6760480660769</text:p>
          </table:table-cell>
        </table:table-row>
        <table:table-row table:style-name="ro1">
          <table:table-cell office:value-type="string" calcext:value-type="string">
            <text:p>GShareBP_2048</text:p>
          </table:table-cell>
          <table:table-cell office:value-type="float" office:value="53184666" calcext:value-type="float">
            <text:p>53184666</text:p>
          </table:table-cell>
          <table:table-cell office:value-type="float" office:value="46061483" calcext:value-type="float">
            <text:p>46061483</text:p>
          </table:table-cell>
          <table:table-cell office:value-type="float" office:value="859587" calcext:value-type="float">
            <text:p>859587</text:p>
          </table:table-cell>
          <table:table-cell office:value-type="float" office:value="86.6066978779184" calcext:value-type="float">
            <text:p>86.6066978779184</text:p>
          </table:table-cell>
          <table:table-cell office:value-type="float" office:value="218849" calcext:value-type="float">
            <text:p>218849</text:p>
          </table:table-cell>
          <table:table-cell office:value-type="float" office:value="218108" calcext:value-type="float">
            <text:p>218108</text:p>
          </table:table-cell>
          <table:table-cell office:value-type="float" office:value="741" calcext:value-type="float">
            <text:p>741</text:p>
          </table:table-cell>
          <table:table-cell office:value-type="float" office:value="99.6614103788457" calcext:value-type="float">
            <text:p>99.6614103788457</text:p>
          </table:table-cell>
        </table:table-row>
        <table:table-row table:style-name="ro1">
          <table:table-cell office:value-type="string" calcext:value-type="string">
            <text:p>GShareBP_4096</text:p>
          </table:table-cell>
          <table:table-cell office:value-type="float" office:value="53054519" calcext:value-type="float">
            <text:p>53054519</text:p>
          </table:table-cell>
          <table:table-cell office:value-type="float" office:value="45823185" calcext:value-type="float">
            <text:p>45823185</text:p>
          </table:table-cell>
          <table:table-cell office:value-type="float" office:value="778553" calcext:value-type="float">
            <text:p>778553</text:p>
          </table:table-cell>
          <table:table-cell office:value-type="float" office:value="86.3699942317826" calcext:value-type="float">
            <text:p>86.3699942317826</text:p>
          </table:table-cell>
          <table:table-cell office:value-type="float" office:value="248340" calcext:value-type="float">
            <text:p>248340</text:p>
          </table:table-cell>
          <table:table-cell office:value-type="float" office:value="243474" calcext:value-type="float">
            <text:p>243474</text:p>
          </table:table-cell>
          <table:table-cell office:value-type="float" office:value="4866" calcext:value-type="float">
            <text:p>4866</text:p>
          </table:table-cell>
          <table:table-cell office:value-type="float" office:value="98.0405895143755" calcext:value-type="float">
            <text:p>98.0405895143755</text:p>
          </table:table-cell>
        </table:table-row>
        <table:table-row table:style-name="ro1">
          <table:table-cell office:value-type="string" calcext:value-type="string">
            <text:p>LocalBP_2048</text:p>
          </table:table-cell>
          <table:table-cell office:value-type="float" office:value="60215722" calcext:value-type="float">
            <text:p>60215722</text:p>
          </table:table-cell>
          <table:table-cell office:value-type="float" office:value="51367142" calcext:value-type="float">
            <text:p>51367142</text:p>
          </table:table-cell>
          <table:table-cell office:value-type="float" office:value="2276671" calcext:value-type="float">
            <text:p>2276671</text:p>
          </table:table-cell>
          <table:table-cell office:value-type="float" office:value="85.3051998612588" calcext:value-type="float">
            <text:p>85.3051998612588</text:p>
          </table:table-cell>
          <table:table-cell office:value-type="float" office:value="244819" calcext:value-type="float">
            <text:p>244819</text:p>
          </table:table-cell>
          <table:table-cell office:value-type="float" office:value="244289" calcext:value-type="float">
            <text:p>244289</text:p>
          </table:table-cell>
          <table:table-cell office:value-type="float" office:value="530" calcext:value-type="float">
            <text:p>530</text:p>
          </table:table-cell>
          <table:table-cell office:value-type="float" office:value="99.7835135344888" calcext:value-type="float">
            <text:p>99.7835135344888</text:p>
          </table:table-cell>
        </table:table-row>
        <table:table-row table:style-name="ro1">
          <table:table-cell office:value-type="string" calcext:value-type="string">
            <text:p>LocalBP_4096</text:p>
          </table:table-cell>
          <table:table-cell office:value-type="float" office:value="60215481" calcext:value-type="float">
            <text:p>60215481</text:p>
          </table:table-cell>
          <table:table-cell office:value-type="float" office:value="51367310" calcext:value-type="float">
            <text:p>51367310</text:p>
          </table:table-cell>
          <table:table-cell office:value-type="float" office:value="2276471" calcext:value-type="float">
            <text:p>2276471</text:p>
          </table:table-cell>
          <table:table-cell office:value-type="float" office:value="85.3058202756862" calcext:value-type="float">
            <text:p>85.3058202756862</text:p>
          </table:table-cell>
          <table:table-cell office:value-type="float" office:value="244796" calcext:value-type="float">
            <text:p>244796</text:p>
          </table:table-cell>
          <table:table-cell office:value-type="float" office:value="244286" calcext:value-type="float">
            <text:p>244286</text:p>
          </table:table-cell>
          <table:table-cell office:value-type="float" office:value="510" calcext:value-type="float">
            <text:p>510</text:p>
          </table:table-cell>
          <table:table-cell office:value-type="float" office:value="99.7916632624716" calcext:value-type="float">
            <text:p>99.7916632624716</text:p>
          </table:table-cell>
        </table:table-row>
        <table:table-row table:style-name="ro1">
          <table:table-cell office:value-type="string" calcext:value-type="string">
            <text:p>LTAGE</text:p>
          </table:table-cell>
          <table:table-cell office:value-type="float" office:value="49868641" calcext:value-type="float">
            <text:p>49868641</text:p>
          </table:table-cell>
          <table:table-cell office:value-type="float" office:value="43614872" calcext:value-type="float">
            <text:p>43614872</text:p>
          </table:table-cell>
          <table:table-cell office:value-type="float" office:value="191864" calcext:value-type="float">
            <text:p>191864</text:p>
          </table:table-cell>
          <table:table-cell office:value-type="float" office:value="87.4595158909584" calcext:value-type="float">
            <text:p>87.4595158909584</text:p>
          </table:table-cell>
          <table:table-cell office:value-type="float" office:value="213034" calcext:value-type="float">
            <text:p>213034</text:p>
          </table:table-cell>
          <table:table-cell office:value-type="float" office:value="212389" calcext:value-type="float">
            <text:p>212389</text:p>
          </table:table-cell>
          <table:table-cell office:value-type="float" office:value="645" calcext:value-type="float">
            <text:p>645</text:p>
          </table:table-cell>
          <table:table-cell office:value-type="float" office:value="99.6972314278472" calcext:value-type="float">
            <text:p>99.6972314278472</text:p>
          </table:table-cell>
        </table:table-row>
        <table:table-row table:style-name="ro1">
          <table:table-cell office:value-type="string" calcext:value-type="string">
            <text:p>PerceptronBP_12</text:p>
          </table:table-cell>
          <table:table-cell office:value-type="float" office:value="52972957" calcext:value-type="float">
            <text:p>52972957</text:p>
          </table:table-cell>
          <table:table-cell office:value-type="float" office:value="45627675" calcext:value-type="float">
            <text:p>45627675</text:p>
          </table:table-cell>
          <table:table-cell office:value-type="float" office:value="631394" calcext:value-type="float">
            <text:p>631394</text:p>
          </table:table-cell>
          <table:table-cell office:value-type="float" office:value="86.1339022475185" calcext:value-type="float">
            <text:p>86.1339022475185</text:p>
          </table:table-cell>
          <table:table-cell office:value-type="float" office:value="261168" calcext:value-type="float">
            <text:p>261168</text:p>
          </table:table-cell>
          <table:table-cell office:value-type="float" office:value="260523" calcext:value-type="float">
            <text:p>260523</text:p>
          </table:table-cell>
          <table:table-cell office:value-type="float" office:value="645" calcext:value-type="float">
            <text:p>645</text:p>
          </table:table-cell>
          <table:table-cell office:value-type="float" office:value="99.7530325307848" calcext:value-type="float">
            <text:p>99.7530325307848</text:p>
          </table:table-cell>
        </table:table-row>
        <table:table-row table:style-name="ro1">
          <table:table-cell office:value-type="string" calcext:value-type="string">
            <text:p>PerceptronBP_24</text:p>
          </table:table-cell>
          <table:table-cell office:value-type="float" office:value="50321861" calcext:value-type="float">
            <text:p>50321861</text:p>
          </table:table-cell>
          <table:table-cell office:value-type="float" office:value="43969398" calcext:value-type="float">
            <text:p>43969398</text:p>
          </table:table-cell>
          <table:table-cell office:value-type="float" office:value="259260" calcext:value-type="float">
            <text:p>259260</text:p>
          </table:table-cell>
          <table:table-cell office:value-type="float" office:value="87.3763353068361" calcext:value-type="float">
            <text:p>87.3763353068361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692" calcext:value-type="float">
            <text:p>213692</text:p>
          </table:table-cell>
          <table:table-cell office:value-type="float" office:value="874" calcext:value-type="float">
            <text:p>874</text:p>
          </table:table-cell>
          <table:table-cell office:value-type="float" office:value="99.5926661260405" calcext:value-type="float">
            <text:p>99.5926661260405</text:p>
          </table:table-cell>
        </table:table-row>
        <table:table-row table:style-name="ro1">
          <table:table-cell office:value-type="string" calcext:value-type="string">
            <text:p>PerceptronBP_48</text:p>
          </table:table-cell>
          <table:table-cell office:value-type="float" office:value="50258576" calcext:value-type="float">
            <text:p>50258576</text:p>
          </table:table-cell>
          <table:table-cell office:value-type="float" office:value="43925888" calcext:value-type="float">
            <text:p>43925888</text:p>
          </table:table-cell>
          <table:table-cell office:value-type="float" office:value="250455" calcext:value-type="float">
            <text:p>250455</text:p>
          </table:table-cell>
          <table:table-cell office:value-type="float" office:value="87.3997862573743" calcext:value-type="float">
            <text:p>87.3997862573743</text:p>
          </table:table-cell>
          <table:table-cell office:value-type="float" office:value="215853" calcext:value-type="float">
            <text:p>215853</text:p>
          </table:table-cell>
          <table:table-cell office:value-type="float" office:value="215191" calcext:value-type="float">
            <text:p>215191</text:p>
          </table:table-cell>
          <table:table-cell office:value-type="float" office:value="662" calcext:value-type="float">
            <text:p>662</text:p>
          </table:table-cell>
          <table:table-cell office:value-type="float" office:value="99.6933097987982" calcext:value-type="float">
            <text:p>99.6933097987982</text:p>
          </table:table-cell>
        </table:table-row>
        <table:table-row table:style-name="ro1">
          <table:table-cell office:value-type="string" calcext:value-type="string">
            <text:p>TournamentBP</text:p>
          </table:table-cell>
          <table:table-cell office:value-type="float" office:value="50818850" calcext:value-type="float">
            <text:p>50818850</text:p>
          </table:table-cell>
          <table:table-cell office:value-type="float" office:value="44398173" calcext:value-type="float">
            <text:p>44398173</text:p>
          </table:table-cell>
          <table:table-cell office:value-type="float" office:value="351059" calcext:value-type="float">
            <text:p>351059</text:p>
          </table:table-cell>
          <table:table-cell office:value-type="float" office:value="87.3655602202726" calcext:value-type="float">
            <text:p>87.3655602202726</text:p>
          </table:table-cell>
          <table:table-cell office:value-type="float" office:value="213048" calcext:value-type="float">
            <text:p>213048</text:p>
          </table:table-cell>
          <table:table-cell office:value-type="float" office:value="212407" calcext:value-type="float">
            <text:p>212407</text:p>
          </table:table-cell>
          <table:table-cell office:value-type="float" office:value="641" calcext:value-type="float">
            <text:p>641</text:p>
          </table:table-cell>
          <table:table-cell office:value-type="float" office:value="99.6991288348166" calcext:value-type="float">
            <text:p>99.6991288348166</text:p>
          </table:table-cell>
        </table:table-row>
        <table:table-row table:style-name="ro1">
          <table:table-cell office:value-type="string" calcext:value-type="string">
            <text:p>YagsBP_2048_1024</text:p>
          </table:table-cell>
          <table:table-cell office:value-type="float" office:value="54238341" calcext:value-type="float">
            <text:p>54238341</text:p>
          </table:table-cell>
          <table:table-cell office:value-type="float" office:value="46747914" calcext:value-type="float">
            <text:p>46747914</text:p>
          </table:table-cell>
          <table:table-cell office:value-type="float" office:value="899976" calcext:value-type="float">
            <text:p>899976</text:p>
          </table:table-cell>
          <table:table-cell office:value-type="float" office:value="86.1897933050718" calcext:value-type="float">
            <text:p>86.1897933050718</text:p>
          </table:table-cell>
          <table:table-cell office:value-type="float" office:value="240340" calcext:value-type="float">
            <text:p>240340</text:p>
          </table:table-cell>
          <table:table-cell office:value-type="float" office:value="239591" calcext:value-type="float">
            <text:p>239591</text:p>
          </table:table-cell>
          <table:table-cell office:value-type="float" office:value="749" calcext:value-type="float">
            <text:p>749</text:p>
          </table:table-cell>
          <table:table-cell office:value-type="float" office:value="99.6883581592744" calcext:value-type="float">
            <text:p>99.6883581592744</text:p>
          </table:table-cell>
        </table:table-row>
        <table:table-row table:style-name="ro1">
          <table:table-cell office:value-type="string" calcext:value-type="string">
            <text:p>YagsBP_2048_2048</text:p>
          </table:table-cell>
          <table:table-cell office:value-type="float" office:value="53500720" calcext:value-type="float">
            <text:p>53500720</text:p>
          </table:table-cell>
          <table:table-cell office:value-type="float" office:value="46196342" calcext:value-type="float">
            <text:p>46196342</text:p>
          </table:table-cell>
          <table:table-cell office:value-type="float" office:value="795982" calcext:value-type="float">
            <text:p>795982</text:p>
          </table:table-cell>
          <table:table-cell office:value-type="float" office:value="86.34714074876" calcext:value-type="float">
            <text:p>86.34714074876</text:p>
          </table:table-cell>
          <table:table-cell office:value-type="float" office:value="244565" calcext:value-type="float">
            <text:p>244565</text:p>
          </table:table-cell>
          <table:table-cell office:value-type="float" office:value="243844" calcext:value-type="float">
            <text:p>243844</text:p>
          </table:table-cell>
          <table:table-cell office:value-type="float" office:value="721" calcext:value-type="float">
            <text:p>721</text:p>
          </table:table-cell>
          <table:table-cell office:value-type="float" office:value="99.7051908490585" calcext:value-type="float">
            <text:p>99.7051908490585</text:p>
          </table:table-cell>
        </table:table-row>
        <table:table-row table:style-name="ro1">
          <table:table-cell office:value-type="string" calcext:value-type="string">
            <text:p>YagsBP_4096_1024</text:p>
          </table:table-cell>
          <table:table-cell office:value-type="float" office:value="53851260" calcext:value-type="float">
            <text:p>53851260</text:p>
          </table:table-cell>
          <table:table-cell office:value-type="float" office:value="46633824" calcext:value-type="float">
            <text:p>46633824</text:p>
          </table:table-cell>
          <table:table-cell office:value-type="float" office:value="902320" calcext:value-type="float">
            <text:p>902320</text:p>
          </table:table-cell>
          <table:table-cell office:value-type="float" office:value="86.5974612293194" calcext:value-type="float">
            <text:p>86.5974612293194</text:p>
          </table:table-cell>
          <table:table-cell office:value-type="float" office:value="213663" calcext:value-type="float">
            <text:p>213663</text:p>
          </table:table-cell>
          <table:table-cell office:value-type="float" office:value="212910" calcext:value-type="float">
            <text:p>212910</text:p>
          </table:table-cell>
          <table:table-cell office:value-type="float" office:value="753" calcext:value-type="float">
            <text:p>753</text:p>
          </table:table-cell>
          <table:table-cell office:value-type="float" office:value="99.6475758554359" calcext:value-type="float">
            <text:p>99.6475758554359</text:p>
          </table:table-cell>
        </table:table-row>
        <table:table-row table:style-name="ro1">
          <table:table-cell office:value-type="string" calcext:value-type="string">
            <text:p>YagsBP_4096_2048</text:p>
          </table:table-cell>
          <table:table-cell office:value-type="float" office:value="53170347" calcext:value-type="float">
            <text:p>53170347</text:p>
          </table:table-cell>
          <table:table-cell office:value-type="float" office:value="46101910" calcext:value-type="float">
            <text:p>46101910</text:p>
          </table:table-cell>
          <table:table-cell office:value-type="float" office:value="800287" calcext:value-type="float">
            <text:p>800287</text:p>
          </table:table-cell>
          <table:table-cell office:value-type="float" office:value="86.7060544103653" calcext:value-type="float">
            <text:p>86.7060544103653</text:p>
          </table:table-cell>
          <table:table-cell office:value-type="float" office:value="214304" calcext:value-type="float">
            <text:p>214304</text:p>
          </table:table-cell>
          <table:table-cell office:value-type="float" office:value="213582" calcext:value-type="float">
            <text:p>213582</text:p>
          </table:table-cell>
          <table:table-cell office:value-type="float" office:value="722" calcext:value-type="float">
            <text:p>722</text:p>
          </table:table-cell>
          <table:table-cell office:value-type="float" office:value="99.6630954158579" calcext:value-type="float">
            <text:p>99.6630954158579</text:p>
          </table:table-cell>
        </table:table-row>
      </table:table>
      <table:named-expressions/>
      <table:database-ranges>
        <table:database-range table:name="__Anonymous_Sheet_DB__0" table:target-range-address="bp_lookups.A1:bp_lookups.I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2:04:58.044000000</dc:date>
    <meta:editing-duration>PT28M8S</meta:editing-duration>
    <meta:editing-cycles>8</meta:editing-cycles>
    <meta:generator>LibreOffice/6.1.4.2$Windows_X86_64 LibreOffice_project/9d0f32d1f0b509096fd65e0d4bec26ddd1938fd3</meta:generator>
    <meta:document-statistic meta:table-count="1" meta:cell-count="5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656cm" svg:y="0.389cm" chart:style-name="ch2">
          <text:p>Libquantum Benchmark</text:p>
        </chart:title>
        <chart:plot-area chart:style-name="ch3" table:cell-range-address="bp_lookups.A52:bp_lookups.A67 bp_lookups.E52:bp_lookups.E67" chart:data-source-has-labels="both" svg:x="1.404cm" svg:y="1.436cm" svg:width="18.511cm" svg:height="10.043cm">
          <chartooo:coordinate-region svg:x="2.815cm" svg:y="1.436cm" svg:width="17.1cm" svg:height="7.567cm"/>
          <chart:axis chart:dimension="x" chart:name="primary-x" chart:style-name="ch4" chartooo:axis-type="auto">
            <chartooo:date-scale/>
            <chart:title svg:x="9.431cm" svg:y="11.734cm" chart:style-name="ch5">
              <text:p>Branch Predictor</text:p>
            </chart:title>
            <chart:categories table:cell-range-address="bp_lookups.A53:bp_lookups.A67"/>
          </chart:axis>
          <chart:axis chart:dimension="y" chart:name="primary-y" chart:style-name="ch6">
            <chart:title svg:x="0.451cm" svg:y="7.454cm" chart:style-name="ch7">
              <text:p>Accuracy (%)</text:p>
            </chart:title>
            <chart:grid chart:style-name="ch8" chart:class="major"/>
          </chart:axis>
          <chart:series chart:style-name="ch9" chart:values-cell-range-address="bp_lookups.E53:bp_lookups.E67" chart:label-cell-address="bp_lookups.E52:bp_lookups.E52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itional Accuracy (%)</text:p>
                <draw:g>
                  <svg:desc>bp_lookups.E52:bp_lookups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ModeBP_2048_1024</text:p>
                <draw:g>
                  <svg:desc>bp_lookups.A53:bp_lookups.A67</svg:desc>
                </draw:g>
              </table:table-cell>
              <table:table-cell office:value-type="float" office:value="86.1950674133507">
                <text:p>86.1950674133507</text:p>
                <draw:g>
                  <svg:desc>bp_lookups.E53:bp_lookups.E67</svg:desc>
                </draw:g>
              </table:table-cell>
            </table:table-row>
            <table:table-row>
              <table:table-cell office:value-type="string">
                <text:p>BiModeBP_4096_2048</text:p>
              </table:table-cell>
              <table:table-cell office:value-type="float" office:value="86.6563462245778">
                <text:p>86.6563462245778</text:p>
              </table:table-cell>
            </table:table-row>
            <table:table-row>
              <table:table-cell office:value-type="string">
                <text:p>GShareBP_2048</text:p>
              </table:table-cell>
              <table:table-cell office:value-type="float" office:value="86.6066978779184">
                <text:p>86.6066978779184</text:p>
              </table:table-cell>
            </table:table-row>
            <table:table-row>
              <table:table-cell office:value-type="string">
                <text:p>GShareBP_4096</text:p>
              </table:table-cell>
              <table:table-cell office:value-type="float" office:value="86.3699942317826">
                <text:p>86.3699942317826</text:p>
              </table:table-cell>
            </table:table-row>
            <table:table-row>
              <table:table-cell office:value-type="string">
                <text:p>LocalBP_2048</text:p>
              </table:table-cell>
              <table:table-cell office:value-type="float" office:value="85.3051998612588">
                <text:p>85.3051998612588</text:p>
              </table:table-cell>
            </table:table-row>
            <table:table-row>
              <table:table-cell office:value-type="string">
                <text:p>LocalBP_4096</text:p>
              </table:table-cell>
              <table:table-cell office:value-type="float" office:value="85.3058202756862">
                <text:p>85.3058202756862</text:p>
              </table:table-cell>
            </table:table-row>
            <table:table-row>
              <table:table-cell office:value-type="string">
                <text:p>LTAGE</text:p>
              </table:table-cell>
              <table:table-cell office:value-type="float" office:value="87.4595158909584">
                <text:p>87.4595158909584</text:p>
              </table:table-cell>
            </table:table-row>
            <table:table-row>
              <table:table-cell office:value-type="string">
                <text:p>PerceptronBP_12</text:p>
              </table:table-cell>
              <table:table-cell office:value-type="float" office:value="86.1339022475185">
                <text:p>86.1339022475185</text:p>
              </table:table-cell>
            </table:table-row>
            <table:table-row>
              <table:table-cell office:value-type="string">
                <text:p>PerceptronBP_24</text:p>
              </table:table-cell>
              <table:table-cell office:value-type="float" office:value="87.3763353068361">
                <text:p>87.3763353068361</text:p>
              </table:table-cell>
            </table:table-row>
            <table:table-row>
              <table:table-cell office:value-type="string">
                <text:p>PerceptronBP_48</text:p>
              </table:table-cell>
              <table:table-cell office:value-type="float" office:value="87.3997862573743">
                <text:p>87.3997862573743</text:p>
              </table:table-cell>
            </table:table-row>
            <table:table-row>
              <table:table-cell office:value-type="string">
                <text:p>TournamentBP</text:p>
              </table:table-cell>
              <table:table-cell office:value-type="float" office:value="87.3655602202726">
                <text:p>87.3655602202726</text:p>
              </table:table-cell>
            </table:table-row>
            <table:table-row>
              <table:table-cell office:value-type="string">
                <text:p>YagsBP_2048_1024</text:p>
              </table:table-cell>
              <table:table-cell office:value-type="float" office:value="86.1897933050718">
                <text:p>86.1897933050718</text:p>
              </table:table-cell>
            </table:table-row>
            <table:table-row>
              <table:table-cell office:value-type="string">
                <text:p>YagsBP_2048_2048</text:p>
              </table:table-cell>
              <table:table-cell office:value-type="float" office:value="86.34714074876">
                <text:p>86.34714074876</text:p>
              </table:table-cell>
            </table:table-row>
            <table:table-row>
              <table:table-cell office:value-type="string">
                <text:p>YagsBP_4096_1024</text:p>
              </table:table-cell>
              <table:table-cell office:value-type="float" office:value="86.5974612293194">
                <text:p>86.5974612293194</text:p>
              </table:table-cell>
            </table:table-row>
            <table:table-row>
              <table:table-cell office:value-type="string">
                <text:p>YagsBP_4096_2048</text:p>
              </table:table-cell>
              <table:table-cell office:value-type="float" office:value="86.7060544103653">
                <text:p>86.7060544103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145cm" svg:y="0.389cm" chart:style-name="ch2">
          <text:p>Soplex Benchmark</text:p>
        </chart:title>
        <chart:plot-area chart:style-name="ch3" table:cell-range-address="bp_lookups.A34:bp_lookups.A49 bp_lookups.E34:bp_lookups.E49" chart:data-source-has-labels="both" svg:x="1.404cm" svg:y="1.436cm" svg:width="18.511cm" svg:height="10.043cm">
          <chartooo:coordinate-region svg:x="2.815cm" svg:y="1.436cm" svg:width="17.1cm" svg:height="7.567cm"/>
          <chart:axis chart:dimension="x" chart:name="primary-x" chart:style-name="ch4" chartooo:axis-type="auto">
            <chartooo:date-scale/>
            <chart:title svg:x="9.431cm" svg:y="11.734cm" chart:style-name="ch5">
              <text:p>Branch Predictor</text:p>
            </chart:title>
            <chart:categories table:cell-range-address="bp_lookups.A35:bp_lookups.A49"/>
          </chart:axis>
          <chart:axis chart:dimension="y" chart:name="primary-y" chart:style-name="ch6">
            <chart:title svg:x="0.451cm" svg:y="7.454cm" chart:style-name="ch7">
              <text:p>Accuracy (%)</text:p>
            </chart:title>
            <chart:grid chart:style-name="ch8" chart:class="major"/>
          </chart:axis>
          <chart:series chart:style-name="ch9" chart:values-cell-range-address="bp_lookups.E35:bp_lookups.E49" chart:label-cell-address="bp_lookups.E34:bp_lookups.E3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itional Accuracy (%)</text:p>
                <draw:g>
                  <svg:desc>bp_lookups.E34:bp_lookup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ModeBP_2048_1024</text:p>
                <draw:g>
                  <svg:desc>bp_lookups.A35:bp_lookups.A49</svg:desc>
                </draw:g>
              </table:table-cell>
              <table:table-cell office:value-type="float" office:value="57.1632770336484">
                <text:p>57.1632770336484</text:p>
                <draw:g>
                  <svg:desc>bp_lookups.E35:bp_lookups.E49</svg:desc>
                </draw:g>
              </table:table-cell>
            </table:table-row>
            <table:table-row>
              <table:table-cell office:value-type="string">
                <text:p>BiModeBP_4096_2048</text:p>
              </table:table-cell>
              <table:table-cell office:value-type="float" office:value="57.0546682197408">
                <text:p>57.0546682197408</text:p>
              </table:table-cell>
            </table:table-row>
            <table:table-row>
              <table:table-cell office:value-type="string">
                <text:p>GShareBP_2048</text:p>
              </table:table-cell>
              <table:table-cell office:value-type="float" office:value="56.9392682255647">
                <text:p>56.9392682255647</text:p>
              </table:table-cell>
            </table:table-row>
            <table:table-row>
              <table:table-cell office:value-type="string">
                <text:p>GShareBP_4096</text:p>
              </table:table-cell>
              <table:table-cell office:value-type="float" office:value="56.9392682255647">
                <text:p>56.9392682255647</text:p>
              </table:table-cell>
            </table:table-row>
            <table:table-row>
              <table:table-cell office:value-type="string">
                <text:p>LocalBP_2048</text:p>
              </table:table-cell>
              <table:table-cell office:value-type="float" office:value="57.65363264116">
                <text:p>57.65363264116</text:p>
              </table:table-cell>
            </table:table-row>
            <table:table-row>
              <table:table-cell office:value-type="string">
                <text:p>LocalBP_4096</text:p>
              </table:table-cell>
              <table:table-cell office:value-type="float" office:value="57.7315095918415">
                <text:p>57.7315095918415</text:p>
              </table:table-cell>
            </table:table-row>
            <table:table-row>
              <table:table-cell office:value-type="string">
                <text:p>LTAGE</text:p>
              </table:table-cell>
              <table:table-cell office:value-type="float" office:value="56.7188500602251">
                <text:p>56.7188500602251</text:p>
              </table:table-cell>
            </table:table-row>
            <table:table-row>
              <table:table-cell office:value-type="string">
                <text:p>PerceptronBP_12</text:p>
              </table:table-cell>
              <table:table-cell office:value-type="float" office:value="57.090140643965">
                <text:p>57.090140643965</text:p>
              </table:table-cell>
            </table:table-row>
            <table:table-row>
              <table:table-cell office:value-type="string">
                <text:p>PerceptronBP_24</text:p>
              </table:table-cell>
              <table:table-cell office:value-type="float" office:value="56.8284484536915">
                <text:p>56.8284484536915</text:p>
              </table:table-cell>
            </table:table-row>
            <table:table-row>
              <table:table-cell office:value-type="string">
                <text:p>PerceptronBP_48</text:p>
              </table:table-cell>
              <table:table-cell office:value-type="float" office:value="56.7807638399901">
                <text:p>56.7807638399901</text:p>
              </table:table-cell>
            </table:table-row>
            <table:table-row>
              <table:table-cell office:value-type="string">
                <text:p>TournamentBP</text:p>
              </table:table-cell>
              <table:table-cell office:value-type="float" office:value="56.9010432011615">
                <text:p>56.9010432011615</text:p>
              </table:table-cell>
            </table:table-row>
            <table:table-row>
              <table:table-cell office:value-type="string">
                <text:p>YagsBP_2048_1024</text:p>
              </table:table-cell>
              <table:table-cell office:value-type="float" office:value="57.2334503430988">
                <text:p>57.2334503430988</text:p>
              </table:table-cell>
            </table:table-row>
            <table:table-row>
              <table:table-cell office:value-type="string">
                <text:p>YagsBP_2048_2048</text:p>
              </table:table-cell>
              <table:table-cell office:value-type="float" office:value="57.1261501279329">
                <text:p>57.1261501279329</text:p>
              </table:table-cell>
            </table:table-row>
            <table:table-row>
              <table:table-cell office:value-type="string">
                <text:p>YagsBP_4096_1024</text:p>
              </table:table-cell>
              <table:table-cell office:value-type="float" office:value="57.2446294507611">
                <text:p>57.2446294507611</text:p>
              </table:table-cell>
            </table:table-row>
            <table:table-row>
              <table:table-cell office:value-type="string">
                <text:p>YagsBP_4096_2048</text:p>
              </table:table-cell>
              <table:table-cell office:value-type="float" office:value="57.13471249204">
                <text:p>57.13471249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